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Sans" svg:font-family="PT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PTSans" fo:font-size="12pt" fo:letter-spacing="normal" fo:font-style="normal" fo:font-weight="normal"/>
    </style:style>
    <style:style style:name="P5" style:family="paragraph" style:parent-style-name="Text_20_body">
      <style:paragraph-properties fo:margin-left="0.265cm" fo:margin-right="0.265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style:font-name="PTSans" fo:font-size="12pt" fo:font-style="normal" fo:font-weight="normal"/>
    </style:style>
    <style:style style:name="T2" style:family="text">
      <style:text-properties style:font-name="PTSans" fo:font-size="15pt" fo:font-style="normal" fo:font-weight="bold"/>
    </style:style>
    <style:style style:name="T3" style:family="text">
      <style:text-properties style:font-name-asian="PTSans" style:font-size-asian="12pt" style:font-style-asian="normal" style:font-weight-asian="normal"/>
    </style:style>
    <style:style style:name="T4" style:family="text">
      <style:text-properties style:font-name-asian="PTSans" style:font-size-asian="15pt" style:font-style-asian="normal" style:font-weight-asian="bold"/>
    </style:style>
    <style:style style:name="T5" style:family="text">
      <style:text-properties fo:font-size="12pt" fo:font-style="normal" fo:font-weight="normal"/>
    </style:style>
    <style:style style:name="T6" style:family="text">
      <style:text-properties style:font-size-asian="12pt" style:font-style-asian="normal" style:font-weight-asian="normal"/>
    </style:style>
    <style:style style:name="T7" style:family="text">
      <style:text-properties fo:font-variant="normal" fo:text-transform="none" fo:color="#000000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fo:letter-spacing="normal" style:font-size-asian="12pt" style:font-style-asian="normal" style:font-weight-asian="normal" loext:padding="0cm" loext:border="none"/>
    </style:style>
    <style:style style:name="fr1" style:family="graphic" style:parent-style-name="Frame">
      <style:graphic-properties fo:margin-left="0cm" fo:margin-right="0cm" fo:margin-top="0.265cm" fo:margin-bottom="0.265cm" style:wrap="left" style:number-wrapped-paragraphs="no-limit" style:vertical-pos="top" style:vertical-rel="paragraph-content" style:horizontal-pos="right" style:horizontal-rel="paragraph" fo:padding="0cm" fo:border-left="2.24pt solid #21759b" fo:border-right="none" fo:border-top="none" fo:border-bottom="0.06pt solid #eeeee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3</text:span><text:span text:style-name="T3">、增加用户：</text:span></text:p>
      <text:p text:style-name="P2"><text:span text:style-name="T3">（注意：和上面不同，下面的因为是</text:span><text:span text:style-name="T1">MYSQL</text:span><text:span text:style-name="T3">环境中的命令，所以后面都带一个分号作为命令结束符） </text:span></text:p>
      <text:p text:style-name="P2"><text:span text:style-name="T3">　　格式：</text:span><text:span text:style-name="T1">grant select on </text:span><text:span text:style-name="T3">数据库</text:span><text:span text:style-name="T1">.* to </text:span><text:span text:style-name="T3">用户名</text:span><text:span text:style-name="T1">@</text:span><text:span text:style-name="T3">登录主机 </text:span><text:span text:style-name="T1">identified by “</text:span><text:span text:style-name="T3">密码”</text:span></text:p>
      <text:p text:style-name="P2"> </text:p>
      <text:p text:style-name="P2">   <text:span text:style-name="T3">第一种：</text:span></text:p>
      <text:p text:style-name="P2"> <text:span text:style-name="T3">增加一个用户</text:span><text:span text:style-name="T1">test1</text:span><text:span text:style-name="T3">密码为</text:span><text:span text:style-name="T1">abc</text:span><text:span text:style-name="T3">，让他可以在任何主机上登录，并对所有数据库有查询、插入、修改、删除的权限。首先用以</text:span><text:span text:style-name="T1">root</text:span><text:span text:style-name="T3">用户连入</text:span><text:span text:style-name="T1">MYSQL</text:span><text:span text:style-name="T3">，然后键入以下命令： </text:span></text:p>
      <text:p text:style-name="P2"><text:span text:style-name="T3">　　</text:span><text:span text:style-name="T1">grant select,insert,update,delete on *.* to test1@“%” Identified by “abc”;</text:span></text:p>
      <text:p text:style-name="P2"> </text:p>
      <text:p text:style-name="P2"><text:span text:style-name="T3">　　但增加的用户是十分危险的，你想如某个人知道</text:span><text:span text:style-name="T1">test1</text:span><text:span text:style-name="T3">的密码，那么他就可以在</text:span><text:span text:style-name="T1">internet</text:span><text:span text:style-name="T3">上的任何一台电脑上登录你的</text:span><text:span text:style-name="T1">mysql</text:span><text:span text:style-name="T3">数据库并对你的数据可以为所欲为了，解决办法见例第二种： </text:span></text:p>
      <text:p text:style-name="P2"><text:span text:style-name="T3">　　第一种：增加一个用户</text:span><text:span text:style-name="T1">test2</text:span><text:span text:style-name="T3">密码为</text:span><text:span text:style-name="T1">abc,</text:span><text:span text:style-name="T3">让他只可以在</text:span><text:span text:style-name="T1">localhost</text:span><text:span text:style-name="T3">上登录，并可以对数据库</text:span><text:span text:style-name="T1">mydb</text:span><text:span text:style-name="T3">进行查询、插入、修改、删除的操作（</text:span><text:span text:style-name="T1">localhost</text:span><text:span text:style-name="T3">指本地主机，即</text:span><text:span text:style-name="T1">MYSQL</text:span><text:span text:style-name="T3">数据库所在的那台主机），这样用户即使用知道</text:span><text:span text:style-name="T1">test2</text:span><text:span text:style-name="T3">的密码，他也无法从</text:span><text:span text:style-name="T1">internet</text:span><text:span text:style-name="T3">上直接访问数</text:span></text:p>
      <text:p text:style-name="P4">mysql&gt; grant select,insert,update,delete on book.* to test2@localhost Identified by "abc";</text:p>
      <text:p text:style-name="P2"> </text:p>
      <text:p text:style-name="P2"><text:span text:style-name="T3">　　如果你不想</text:span><text:span text:style-name="T1">test2</text:span><text:span text:style-name="T3">有密码，可以再打一个命令将密码消掉。 </text:span></text:p>
      <text:p text:style-name="P4">mysql&gt; grant select,insert,update,delete on book.* to test2@localhost Identified by "";</text:p>
      <text:p text:style-name="P2"> </text:p>
      <text:section text:style-name="Sect1" text:name="cnblogs_post_body">
        <text:p text:style-name="P5"><text:span text:style-name="Strong_20_Emphasis"><text:span text:style-name="T7">1.</text:span></text:span><text:span text:style-name="Strong_20_Emphasis"><text:span text:style-name="T8">新建用户</text:span></text:span></text:p>
        <text:p text:style-name="P5"><text:soft-page-break/><text:span text:style-name="Strong_20_Emphasis"><text:span text:style-name="T8">　　</text:span></text:span><text:span text:style-name="Strong_20_Emphasis"><text:span text:style-name="T7">1.1 </text:span></text:span><text:span text:style-name="Strong_20_Emphasis"><text:span text:style-name="T8">登录</text:span></text:span><text:span text:style-name="Strong_20_Emphasis"><text:span text:style-name="T7">MYSQL</text:span></text:span><text:span text:style-name="Strong_20_Emphasis"><text:span text:style-name="T8">：</text:span></text:span></text:p>
        <text:p text:style-name="P3"><text:span text:style-name="T6">　　</text:span><text:span text:style-name="T5">@&gt;mysql -u root -p</text:span></text:p>
        <text:p text:style-name="P3"><text:span text:style-name="T6">　　</text:span><text:span text:style-name="T5">@&gt;</text:span><text:span text:style-name="T6">密码</text:span></text:p>
        <text:p text:style-name="P5"><text:span text:style-name="Strong_20_Emphasis"><text:span text:style-name="T8">　　</text:span></text:span><text:span text:style-name="Strong_20_Emphasis"><text:span text:style-name="T7">1.2 </text:span></text:span><text:span text:style-name="Strong_20_Emphasis"><text:span text:style-name="T8">创建用户：</text:span></text:span></text:p>
        <text:p text:style-name="P3"><text:span text:style-name="T6">　　</text:span><text:span text:style-name="T5">mysql&gt; insert into mysql.user(Host,User,Password) values("localhost","test",password("1234"));</text:span></text:p>
        <text:p text:style-name="P3"><text:span text:style-name="T6">　　这样就创建了一个名为：</text:span><text:span text:style-name="T5">test </text:span><text:span text:style-name="T6">密码为：</text:span><text:span text:style-name="T5">1234 </text:span><text:span text:style-name="T6">的用户。</text:span></text:p>
        <text:p text:style-name="P3"><text:span text:style-name="T6">　　注意：此处的</text:span><text:span text:style-name="T5">"localhost"</text:span><text:span text:style-name="T6">，是指该用户只能在本地登录，不能在另外一台机器上远程登录。如果想远程登录的话，将</text:span><text:span text:style-name="T5">"localhost"</text:span><text:span text:style-name="T6">改为</text:span><text:span text:style-name="T5">"%"</text:span><text:span text:style-name="T6">，表示在任何一台电脑上都可以登录。也可以指定某台机器可以远程登录。</text:span></text:p>
        <text:p text:style-name="P5"><text:span text:style-name="Strong_20_Emphasis"><text:span text:style-name="T8">　　</text:span></text:span><text:span text:style-name="Strong_20_Emphasis"><text:span text:style-name="T7">1.3 </text:span></text:span><text:span text:style-name="Strong_20_Emphasis"><text:span text:style-name="T8">然后登录一下：</text:span></text:span></text:p>
        <text:p text:style-name="P3"><text:span text:style-name="T6">　　</text:span><text:span text:style-name="T5">mysql&gt;exit;</text:span></text:p>
        <text:p text:style-name="P3"><text:span text:style-name="T6">　　</text:span><text:span text:style-name="T5">@&gt;mysql -u test -p</text:span></text:p>
        <text:p text:style-name="P3"><text:span text:style-name="T6">　　</text:span><text:span text:style-name="T5">@&gt;</text:span><text:span text:style-name="T6">输入密码</text:span></text:p>
        <text:p text:style-name="P3"><text:span text:style-name="T6">　　</text:span><text:span text:style-name="T5">mysql&gt;</text:span><text:span text:style-name="T6">登录成功</text:span></text:p>
        <text:p text:style-name="P3"> </text:p>
        <text:p text:style-name="P5"><text:span text:style-name="Strong_20_Emphasis"><text:span text:style-name="T7">2.</text:span></text:span><text:span text:style-name="Strong_20_Emphasis"><text:span text:style-name="T8">为用户授权</text:span></text:span></text:p>
        <text:p text:style-name="P3"><text:span text:style-name="T6">　　授权格式：</text:span><text:span text:style-name="T5">grant </text:span><text:span text:style-name="T6">权限 </text:span><text:span text:style-name="T5">on </text:span><text:span text:style-name="T6">数据库</text:span><text:span text:style-name="T5">.* to </text:span><text:span text:style-name="T6">用户名</text:span><text:span text:style-name="T5">@</text:span><text:span text:style-name="T6">登录主机 </text:span><text:span text:style-name="T5">identified by "</text:span><text:span text:style-name="T6">密码</text:span><text:span text:style-name="T5">";</text:span><text:span text:style-name="T6">　</text:span></text:p>
        <text:p text:style-name="P5"><text:span text:style-name="Strong_20_Emphasis"><text:span text:style-name="T8">　　</text:span></text:span><text:span text:style-name="Strong_20_Emphasis"><text:span text:style-name="T7">2.1 </text:span></text:span><text:span text:style-name="Strong_20_Emphasis"><text:span text:style-name="T8">登录</text:span></text:span><text:span text:style-name="Strong_20_Emphasis"><text:span text:style-name="T7">MYSQL</text:span></text:span><text:span text:style-name="Strong_20_Emphasis"><text:span text:style-name="T8">（有</text:span></text:span><text:span text:style-name="Strong_20_Emphasis"><text:span text:style-name="T7">ROOT</text:span></text:span><text:span text:style-name="Strong_20_Emphasis"><text:span text:style-name="T8">权限），这里以</text:span></text:span><text:span text:style-name="Strong_20_Emphasis"><text:span text:style-name="T7">ROOT</text:span></text:span><text:span text:style-name="Strong_20_Emphasis"><text:span text:style-name="T8">身份登录：</text:span></text:span></text:p>
        <text:p text:style-name="P3"><text:span text:style-name="T6">　　</text:span><text:span text:style-name="T5">@&gt;mysql -u root -p</text:span></text:p>
        <text:p text:style-name="P3"><text:span text:style-name="T6">　　</text:span><text:span text:style-name="T5">@&gt;</text:span><text:span text:style-name="T6">密码</text:span></text:p>
        <text:p text:style-name="P5"><text:span text:style-name="Strong_20_Emphasis"><text:span text:style-name="T8">　　</text:span></text:span><text:span text:style-name="Strong_20_Emphasis"><text:span text:style-name="T7">2.2 </text:span></text:span><text:span text:style-name="Strong_20_Emphasis"><text:span text:style-name="T8">首先为用户创建一个数据库</text:span></text:span><text:span text:style-name="Strong_20_Emphasis"><text:span text:style-name="T7">(testDB)</text:span></text:span><text:span text:style-name="Strong_20_Emphasis"><text:span text:style-name="T8">：</text:span></text:span></text:p>
        <text:p text:style-name="P3"><text:span text:style-name="T6">　　</text:span><text:span text:style-name="T5">mysql&gt;create database testDB;</text:span></text:p>
        <text:p text:style-name="P5"><text:span text:style-name="Strong_20_Emphasis"><text:span text:style-name="T8">　　</text:span></text:span><text:span text:style-name="Strong_20_Emphasis"><text:span text:style-name="T7">2.3 </text:span></text:span><text:span text:style-name="Strong_20_Emphasis"><text:span text:style-name="T8">授权</text:span></text:span><text:span text:style-name="Strong_20_Emphasis"><text:span text:style-name="T7">test</text:span></text:span><text:span text:style-name="Strong_20_Emphasis"><text:span text:style-name="T8">用户拥有</text:span></text:span><text:span text:style-name="Strong_20_Emphasis"><text:span text:style-name="T7">testDB</text:span></text:span><text:span text:style-name="Strong_20_Emphasis"><text:span text:style-name="T8">数据库的所有权限（某个数据库的所有权限）：</text:span></text:span></text:p>
        <text:p text:style-name="P3"><text:span text:style-name="T6">　　 </text:span><text:span text:style-name="T5">mysql&gt;grant all privileges on testDB.* to test@localhost identified by '1234';</text:span></text:p>
        <text:p text:style-name="P3"><text:soft-page-break/> <text:span text:style-name="T6">　　</text:span><text:span text:style-name="T5">mysql&gt;flush privileges;//</text:span><text:span text:style-name="T6">刷新系统权限表</text:span></text:p>
        <text:p text:style-name="P3"><text:span text:style-name="T6">　　格式：</text:span><text:span text:style-name="T5">grant </text:span><text:span text:style-name="T6">权限 </text:span><text:span text:style-name="T5">on </text:span><text:span text:style-name="T6">数据库</text:span><text:span text:style-name="T5">.* to </text:span><text:span text:style-name="T6">用户名</text:span><text:span text:style-name="T5">@</text:span><text:span text:style-name="T6">登录主机 </text:span><text:span text:style-name="T5">identified by "</text:span><text:span text:style-name="T6">密码</text:span><text:span text:style-name="T5">";</text:span><text:span text:style-name="T6">　</text:span></text:p>
        <text:p text:style-name="P5"><text:span text:style-name="Strong_20_Emphasis"><text:span text:style-name="T8">　　</text:span></text:span><text:span text:style-name="Strong_20_Emphasis"><text:span text:style-name="T7">2.4 </text:span></text:span><text:span text:style-name="Strong_20_Emphasis"><text:span text:style-name="T8">如果想指定部分权限给一用户，可以这样来写</text:span></text:span><text:span text:style-name="Strong_20_Emphasis"><text:span text:style-name="T7">:</text:span></text:span></text:p>
        <text:p text:style-name="P3"><text:span text:style-name="T6">　　</text:span><text:span text:style-name="T5">mysql&gt;grant select,update on testDB.* to test@localhost identified by '1234';</text:span></text:p>
        <text:p text:style-name="P3"><text:span text:style-name="T6">　　</text:span><text:span text:style-name="T5">mysql&gt;flush privileges; //</text:span><text:span text:style-name="T6">刷新系统权限表</text:span></text:p>
        <text:p text:style-name="P5"><text:span text:style-name="Strong_20_Emphasis"><text:span text:style-name="T8">　　</text:span></text:span><text:span text:style-name="Strong_20_Emphasis"><text:span text:style-name="T7">2.5 </text:span></text:span><text:span text:style-name="Strong_20_Emphasis"><text:span text:style-name="T8">授权</text:span></text:span><text:span text:style-name="Strong_20_Emphasis"><text:span text:style-name="T7">test</text:span></text:span><text:span text:style-name="Strong_20_Emphasis"><text:span text:style-name="T8">用户拥有所有数据库的某些权限： 　 </text:span></text:span></text:p>
        <text:p text:style-name="P3"><text:span text:style-name="T6">　　</text:span><text:span text:style-name="T5">mysql&gt;grant select,delete,update,create,drop on *.* to test@"%" identified by "1234";</text:span></text:p>
        <text:p text:style-name="P3">     <text:span text:style-name="T5">//test</text:span><text:span text:style-name="T6">用户对所有数据库都有</text:span><text:span text:style-name="T5">select,delete,update,create,drop </text:span><text:span text:style-name="T6">权限。</text:span></text:p>
        <text:p text:style-name="P3"><text:span text:style-name="T6">　 </text:span><text:span text:style-name="T5">//@"%" </text:span><text:span text:style-name="T6">表示对所有非本地主机授权，不包括</text:span><text:span text:style-name="T5">localhost</text:span><text:span text:style-name="T6">。（</text:span><text:span text:style-name="T5">localhost</text:span><text:span text:style-name="T6">地址设为</text:span><text:span text:style-name="T5">127.0.0.1</text:span><text:span text:style-name="T6">，如果设为真实的本地地址，不知道是否可以，没有验证。）</text:span></text:p>
        <text:p text:style-name="P3"><text:span text:style-name="T6">　</text:span><text:span text:style-name="T5">//</text:span><text:span text:style-name="T6">对</text:span><text:span text:style-name="T5">localhost</text:span><text:span text:style-name="T6">授权：加上一句</text:span><text:span text:style-name="T5">grant all privileges on testDB.* to test@localhost identified by '1234';</text:span><text:span text:style-name="T6">即可。</text:span></text:p>
        <text:p text:style-name="P3"> </text:p>
        <text:p text:style-name="P5"><text:span text:style-name="Strong_20_Emphasis"><text:span text:style-name="T7">3. </text:span></text:span><text:span text:style-name="Strong_20_Emphasis"><text:span text:style-name="T8">删除用户</text:span></text:span></text:p>
        <text:p text:style-name="P3"> <text:span text:style-name="T6">　　</text:span><text:span text:style-name="T5">@&gt;mysql -u root -p</text:span></text:p>
        <text:p text:style-name="P3"><text:span text:style-name="T6">　　</text:span><text:span text:style-name="T5">@&gt;</text:span><text:span text:style-name="T6">密码</text:span></text:p>
        <text:p text:style-name="P3"> <text:span text:style-name="T6">　　</text:span><text:span text:style-name="T5">mysql&gt;Delete FROM user Where User='test' and Host='localhost';</text:span></text:p>
        <text:p text:style-name="P3"> <text:span text:style-name="T6">　　</text:span><text:span text:style-name="T5">mysql&gt;flush privileges;</text:span></text:p>
        <text:p text:style-name="P3"> <text:span text:style-name="T6">　　</text:span><text:span text:style-name="T5">mysql&gt;drop database testDB; //</text:span><text:span text:style-name="T6">删除用户的数据库</text:span></text:p>
        <text:p text:style-name="P3"><text:span text:style-name="T6">删除账户及权限：</text:span><text:span text:style-name="T5">&gt;drop user </text:span><text:span text:style-name="T6">用户名</text:span><text:span text:style-name="T5">@'%';</text:span></text:p>
        <text:p text:style-name="P3"><text:span text:style-name="T6">　　　　　　　　</text:span><text:span text:style-name="T5">&gt;drop user </text:span><text:span text:style-name="T6">用户名</text:span><text:span text:style-name="T5">@ localhost; </text:span></text:p>
        <text:p text:style-name="P3"> </text:p>
        <text:p text:style-name="P5"><text:span text:style-name="Strong_20_Emphasis"><text:span text:style-name="T7">4. </text:span></text:span><text:span text:style-name="Strong_20_Emphasis"><text:span text:style-name="T8">修改指定用户密码</text:span></text:span></text:p>
        <text:p text:style-name="P3"><text:soft-page-break/>  <text:span text:style-name="T6">　　</text:span><text:span text:style-name="T5">@&gt;mysql -u root -p</text:span></text:p>
        <text:p text:style-name="P3">  <text:span text:style-name="T6">　　</text:span><text:span text:style-name="T5">@&gt;</text:span><text:span text:style-name="T6">密码</text:span></text:p>
        <text:p text:style-name="P3">  <text:span text:style-name="T6">　　</text:span><text:span text:style-name="T5">mysql&gt;update mysql.user set password=password('</text:span><text:span text:style-name="T6">新密码</text:span><text:span text:style-name="T5">') where User="test" and Host="localhost";</text:span></text:p>
        <text:p text:style-name="P3">  <text:span text:style-name="T6">　　</text:span><text:span text:style-name="T5">mysql&gt;flush privileges;</text:span></text:p>
        <text:p text:style-name="P3"> </text:p>
        <text:p text:style-name="P5"><text:span text:style-name="Strong_20_Emphasis"><text:span text:style-name="T7">5. </text:span></text:span><text:span text:style-name="Strong_20_Emphasis"><text:span text:style-name="T8">列出所有数据库</text:span></text:span></text:p>
        <text:p text:style-name="P3"><text:span text:style-name="T6">　　</text:span><text:span text:style-name="T5">mysql&gt;show database;</text:span></text:p>
        <text:p text:style-name="P3"> </text:p>
        <text:p text:style-name="P5"><text:span text:style-name="Strong_20_Emphasis"><text:span text:style-name="T7">6. </text:span></text:span><text:span text:style-name="Strong_20_Emphasis"><text:span text:style-name="T8">切换数据库</text:span></text:span></text:p>
        <text:p text:style-name="P3"><text:span text:style-name="T6">　　</text:span><text:span text:style-name="T5">mysql&gt;use '</text:span><text:span text:style-name="T6">数据库名</text:span><text:span text:style-name="T5">';</text:span></text:p>
        <text:p text:style-name="P3"> </text:p>
        <text:p text:style-name="P5"><text:span text:style-name="Strong_20_Emphasis"><text:span text:style-name="T7">7. </text:span></text:span><text:span text:style-name="Strong_20_Emphasis"><text:span text:style-name="T8">列出所有表</text:span></text:span></text:p>
        <text:p text:style-name="P3"><text:span text:style-name="T6">　　</text:span><text:span text:style-name="T5">mysql&gt;show tables;</text:span></text:p>
        <text:p text:style-name="P3"> </text:p>
        <text:p text:style-name="P5"><text:span text:style-name="Strong_20_Emphasis"><text:span text:style-name="T7">8. </text:span></text:span><text:span text:style-name="Strong_20_Emphasis"><text:span text:style-name="T8">显示数据表结构</text:span></text:span></text:p>
        <text:p text:style-name="P3"><text:span text:style-name="T6">　　</text:span><text:span text:style-name="T5">mysql&gt;describe </text:span><text:span text:style-name="T6">表名</text:span><text:span text:style-name="T5">;</text:span></text:p>
        <text:p text:style-name="P3"> </text:p>
        <text:p text:style-name="P5"><text:span text:style-name="Strong_20_Emphasis"><text:span text:style-name="T7">9. </text:span></text:span><text:span text:style-name="Strong_20_Emphasis"><text:span text:style-name="T8">删除数据库和数据表</text:span></text:span></text:p>
        <text:p text:style-name="P3"><text:span text:style-name="T6">　　</text:span><text:span text:style-name="T5">mysql&gt;drop database </text:span><text:span text:style-name="T6">数据库名</text:span><text:span text:style-name="T5">;</text:span></text:p>
        <text:p text:style-name="P3"><text:span text:style-name="T6">　　</text:span><text:span text:style-name="T5">mysql&gt;drop table </text:span><text:span text:style-name="T6">数据表名</text:span><text:span text:style-name="T5">;</text:span></text:p>
      </text:section>
      <text:p text:style-name="Text_20_body"><draw:frame draw:style-name="fr1" draw:name="框架1" text:anchor-type="paragraph" svg:width="26.009cm" draw:z-index="0"><draw:text-box fo:min-height="0.041cm"><text:p text:style-name="P1"><text:span text:style-name="T2">MySql</text:span><text:span text:style-name="T4">中添加用户</text:span><text:span text:style-name="T2">,</text:span><text:span text:style-name="T4">新建数据库</text:span><text:span text:style-name="T2">,</text:span><text:span text:style-name="T4">用户授权</text:span><text:span text:style-name="T2">,</text:span><text:span text:style-name="T4">删除用户</text:span><text:span text:style-name="T2">,</text:span><text:span text:style-name="T4">修改密码</text:span><text:span text:style-name="T2">(</text:span><text:span text:style-name="T4">注意每行后边都跟个</text:span><text:span text:style-name="T2">;</text:span><text:span text:style-name="T4">表示一个命令语句结束</text:span><text:span text:style-name="T2">):</text:span></text:p></draw:text-box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Sans" svg:font-family="PT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4:48:50.226159700</meta:creation-date>
    <dc:date>2019-10-09T14:50:12.736933094</dc:date>
    <meta:editing-duration>PT1M23S</meta:editing-duration>
    <meta:editing-cycles>1</meta:editing-cycles>
    <meta:document-statistic meta:table-count="0" meta:image-count="0" meta:object-count="0" meta:page-count="5" meta:paragraph-count="80" meta:word-count="1042" meta:character-count="2607" meta:non-whitespace-character-count="2299"/>
    <meta:generator>LibreOffice/6.0.7.3$Linux_X86_64 LibreOffice_project/00m0$Build-3</meta:generator>
  </office:meta>
</office:document-meta>
</file>